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Glossary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3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Definition_20_Term_20_Tight"><text:a xlink:type="simple" xlink:href="https://csci-1301.github.io/book.html#reserved-words-and-identifiers" office:name=""><text:span text:style-name="Definition">Keywords/Reserved Words</text:span></text:a>:</text:p>
      <text:p text:style-name="Definition_20_Definition_20_Tight">words defined by the C# language and used for one thing</text:p>
      <text:p text:style-name="Definition_20_Term_20_Tight"><text:a xlink:type="simple" xlink:href="https://csci-1301.github.io/book.html#datatypes-and-variables" office:name=""><text:span text:style-name="Definition">Datatypes</text:span></text:a>:</text:p>
      <text:p text:style-name="Definition_20_Definition_20_Tight">categories in C# used to define types of values, such as strings</text:p>
      <text:p text:style-name="Definition_20_Term_20_Tight"><text:a xlink:type="simple" xlink:href="https://csci-1301.github.io/book.html#datatypes-and-variables" office:name=""><text:span text:style-name="Definition">Variable</text:span></text:a>:</text:p>
      <text:p text:style-name="Definition_20_Definition_20_Tight">values that be changed</text:p>
      <text:p text:style-name="Definition_20_Term_20_Tight"><text:a xlink:type="simple" xlink:href="https://csci-1301.github.io/book.html#constants" office:name=""><text:span text:style-name="Definition">Constant</text:span></text:a>:</text:p>
      <text:p text:style-name="Definition_20_Definition_20_Tight">values that can not be changed</text:p>
      <text:p text:style-name="Definition_20_Term_20_Tight"><text:a xlink:type="simple" xlink:href="https://csci-1301.github.io/book.html#reserved-words-and-identifiers" office:name=""><text:span text:style-name="Definition">Identifier</text:span></text:a>:</text:p>
      <text:p text:style-name="Definition_20_Definition_20_Tight">words defined by the programmer to refer to an object or variable.</text:p>
      <text:p text:style-name="Definition_20_Term">Operations:</text:p>
      <text:p text:style-name="Definition_20_Term_20_Tight"><text:a xlink:type="simple" xlink:href="https://csci-1301.github.io/book.html#operators" office:name=""><text:span text:style-name="Definition">Operators</text:span></text:a>:</text:p>
      <text:p text:style-name="Definition_20_Definition_20_Tight">symbols used to perform operations</text:p>
      <text:p text:style-name="Definition_20_Term_20_Tight"><text:a xlink:type="simple" xlink:href="https://csci-1301.github.io/book.html#arithmetic-operators" office:name=""><text:span text:style-name="Definition">Modulo</text:span></text:a>:</text:p>
      <text:p text:style-name="Definition_20_Definition_20_Tight">the <text:span text:style-name="Source_Text"><text:span text:style-name="OperatorTok">%</text:span></text:span> used to divide two numbers and return the remainder</text:p>
      <text:p text:style-name="Definition_20_Term_20_Tight"><text:a xlink:type="simple" xlink:href="https://csci-1301.github.io/book.html#escape-sequences" office:name=""><text:span text:style-name="Definition">Escape Sequence</text:span></text:a>:</text:p>
      <text:p text:style-name="Definition_20_Definition_20_Tight">used to represent a non-printable character</text:p>
      <text:p text:style-name="Definition_20_Term_20_Tight"><text:a xlink:type="simple" xlink:href="https://csci-1301.github.io/book.html#value-and-reference-types-1=" office:name=""><text:span text:style-name="Definition">Reference Types (Objects and Strings)</text:span></text:a>:</text:p>
      <text:p text:style-name="Definition_20_Definition_20_Tight">a variable of a class object holds a reference to the address of the object on the managed heap.</text:p>
      <text:p text:style-name="Definition_20_Term_20_Tight"><text:a xlink:type="simple" xlink:href="https://csci-1301.github.io/book.html#value-and-reference-types-1=" office:name=""><text:span text:style-name="Definition">Value Types (all other reserved words)</text:span></text:a>:</text:p>
      <text:p text:style-name="Definition_20_Definition_20_Tight">a variable of a class object stores the exact data value held by the variable</text:p>
      <text:p text:style-name="Definition_20_Term"><text:a xlink:type="simple" xlink:href="https://csci-1301.github.io/book.html#sizes-of-numeric-datatypes-1" office:name=""><text:span text:style-name="Definition">Numeric Types</text:span></text:a>:</text:p>
      <text:p text:style-name="Definition_20_Term_20_Tight"><text:a xlink:type="simple" xlink:href="https://csci-1301.github.io/book.html#boolean-variables-and-values" office:name=""><text:span text:style-name="Definition">Booleans</text:span></text:a>:</text:p>
      <text:p text:style-name="Definition_20_Definition_20_Tight">a binary datatype that can only be true or false</text:p>
      <text:p text:style-name="First_20_paragraph"><text:a xlink:type="simple" xlink:href="https://csci-1301.github.io/book.html#decisions-and-decision-structures" office:name=""><text:span text:style-name="Definition">Decision Structures (<text:span text:style-name="Source_Text"><text:span text:style-name="KeywordTok">if</text:span></text:span>/<text:span text:style-name="Source_Text"><text:span text:style-name="KeywordTok">else</text:span></text:span>/<text:span text:style-name="Source_Text"><text:span text:style-name="KeywordTok">switch</text:span></text:span>)</text:span></text:a>:</text:p>
      <text:p text:style-name="Text_20_body"><text:a xlink:type="simple" xlink:href="https://csci-1301.github.io/book.html#loops-increment-operators-and-input-validation" office:name=""><text:span text:style-name="Definition">Control Structures (loops)</text:span></text:a>:</text:p>
      <text:p text:style-name="Definition_20_Term_20_Tight"><text:a xlink:type="simple" xlink:href="https://csci-1301.github.io/book.html#using-our-class-1" office:name=""><text:span text:style-name="Definition">Instantiation (instance of a class)</text:span></text:a>:</text:p>
      <text:p text:style-name="Definition_20_Definition_20_Tight">the act of creating a object, an instance of a C# class</text:p>
      <text:p text:style-name="Definition_20_Term_20_Tight"><text:a xlink:type="simple" xlink:href="https://csci-1301.github.io/book.html#initialization-declaration-assignment-1" office:name=""><text:span text:style-name="Definition">Initialization</text:span></text:a>:</text:p>
      <text:p text:style-name="Definition_20_Definition_20_Tight">the act of both declaring a variable’s datatype and identifier and assigning it value</text:p>
      <text:p text:style-name="Definition_20_Term_20_Tight"><text:a xlink:type="simple" xlink:href="https://csci-1301.github.io/book.html#declaration-1" office:name=""><text:span text:style-name="Definition">Declaration</text:span></text:a>:</text:p>
      <text:p text:style-name="Definition_20_Definition_20_Tight">the act of creating a variable’s datatype and identifier</text:p>
      <text:p text:style-name="Definition_20_Term_20_Tight"><text:a xlink:type="simple" xlink:href="https://csci-1301.github.io/book.html#assignment-1" office:name=""><text:span text:style-name="Definition">Assignment</text:span></text:a>:</text:p>
      <text:p text:style-name="Definition_20_Definition_20_Tight">the act of giving a value to an identifier</text:p>
      <text:p text:style-name="Definition_20_Term_20_Tight"><text:a xlink:type="simple" xlink:href="https://csci-1301.github.io/book.html#implicit-and-explicit-conversions-between-datatypes" office:name=""><text:span text:style-name="Definition">Implicit Conversion</text:span></text:a>:</text:p>
      <text:p text:style-name="Definition_20_Definition_20_Tight">the act of automatically storing the value of one identifier into another identifier that differs from its own</text:p>
      <text:p text:style-name="Definition_20_Term_20_Tight"><text:a xlink:type="simple" xlink:href="https://csci-1301.github.io/book.html#implicit-and-explicit-conversions-between-datatypes" office:name=""><text:span text:style-name="Definition">Explicit Conversion (casting)</text:span></text:a>:</text:p>
      <text:p text:style-name="Definition_20_Definition_20_Tight">the act of storing the value of one identifier into another identifier that differs from its own using additional syntax</text:p>
      <text:p text:style-name="Definition_20_Term_20_Tight"><text:a xlink:type="simple" xlink:href="https://csci-1301.github.io/book.html#rules-of-c-syntax" office:name=""><text:span text:style-name="Definition">Rules</text:span></text:a>:</text:p>
      <text:p text:style-name="Definition_20_Definition_20_Tight">are required syntactical ways to write a program for it to function <text:a xlink:type="simple" xlink:href="https://csci-1301.github.io/book.html#conventions-of-c-programs" office:name=""><text:span text:style-name="Definition">Conventions</text:span></text:a>:</text:p>
      <text:p text:style-name="Definition_20_Definition_20_Tight">are not required for the program to function, but are heavily encouraged for the readability and comprehension of other programmers</text:p>
      <text:p text:style-name="Definition_20_Term_20_Tight"><text:a xlink:type="simple" xlink:href="https://csci-1301.github.io/book.html#format-specifiers-1" office:name=""><text:span text:style-name="Definition">Format Specifiers (C, N, P, E)</text:span></text:a>:</text:p>
      <text:p text:style-name="Definition_20_Definition_20_Tight">added to variable calls in strings to format the numeric variable in various ways (see link for specifics)</text:p>
      <text:p text:style-name="Definition_20_Term_20_Tight"><text:a xlink:type="simple" xlink:href="https://csci-1301.github.io/book.html#constructors" office:name=""><text:span text:style-name="Definition">Constructor</text:span></text:a>:</text:p>
      <text:p text:style-name="Definition_20_Definition_20_Tight">a method used to instantiate an object and assign it’s attributes</text:p>
      <text:p text:style-name="Definition_20_Term_20_Tight"><text:a xlink:type="simple" xlink:href="https://csci-1301.github.io/book.html#writing-our-first-class-1" office:name=""><text:span text:style-name="Definition">Parameter</text:span></text:a>:</text:p>
      <text:p text:style-name="Definition_20_Definition_20_Tight">any variable declared within a method</text:p>
      <text:p text:style-name="Definition_20_Term_20_Tight"><text:a xlink:type="simple" xlink:href="https://csci-1301.github.io/book.html#first-program-1" office:name=""><text:span text:style-name="Definition">Argument</text:span></text:a>:</text:p>
      <text:p text:style-name="Definition_20_Definition_20_Tight">any value that must passed to a method in order for it to be called</text:p>
      <text:p text:style-name="Definition_20_Term_20_Tight"><text:a xlink:type="simple" xlink:href="https://csci-1301.github.io/book.html#the-object-oriented-paradigm-1" office:name=""><text:span text:style-name="Definition">Attribute</text:span></text:a>:</text:p>
      <text:p text:style-name="Definition_20_Definition_20_Tight">the variables declared within a class to act as the characteristics of any of its instantiated object</text:p>
      <text:p text:style-name="Definition_20_Term_20_Tight"><text:a xlink:type="simple" xlink:href="https://csci-1301.github.io/book.html#the-object-oriented-paradigm-1" office:name=""><text:span text:style-name="Definition">Method</text:span></text:a>:</text:p>
      <text:p text:style-name="Definition_20_Definition_20_Tight">a code block that contains a series of statements</text:p>
      <text:p text:style-name="Definition_20_Term_20_Tight"><text:a xlink:type="simple" xlink:href="https://csci-1301.github.io/book.html#class-and-object-basics-1" office:name=""><text:span text:style-name="Definition">Class Member (attributes and methods)</text:span></text:a>:</text:p>
      <text:p text:style-name="Definition_20_Definition_20_Tight">anything defined within a class that can be access within and outside of the class</text:p>
      <text:p text:style-name="Definition_20_Term_20_Tight"><text:a xlink:type="simple" xlink:href="https://csci-1301.github.io/book.html#definition-of-scope-1" office:name=""><text:span text:style-name="Definition">Scope</text:span></text:a>:</text:p>
      <text:p text:style-name="Definition_20_Definition_20_Tight">Time and place in program where the variable exists</text:p>
      <text:p text:style-name="Definition_20_Term_20_Tight">Iterator: </text:p>
      <text:p text:style-name="Definition_20_Definition_20_Tight">an object that traverses an array or list</text:p>
      <text:p text:style-name="Definition_20_Term_20_Tight"><text:a xlink:type="simple" xlink:href="https://csci-1301.github.io/book.html#vocabulary-1" office:name=""><text:span text:style-name="Definition">Sentinel Value</text:span></text:a>:</text:p>
      <text:p text:style-name="Definition_20_Definition_20_Tight">a special value in the context of an algorithm which uses its presence as a condition of termination, typically in a loop or recursive algorithm.</text:p>
      <text:p text:style-name="Definition_20_Term_20_Tight">Guard Condition:</text:p>
      <text:p text:style-name="Definition_20_Definition_20_Tight">boolean expressions (predicates) found at the top of a method or function that determine whether the function should continue to execute.</text:p>
      <text:p text:style-name="Definition_20_Term"><text:a xlink:type="simple" xlink:href="https://csci-1301.github.io/book.html#vocabulary-1" office:name=""><text:span text:style-name="Definition">Accumulator</text:span></text:a>:</text:p>
      <text:p text:style-name="Definition_20_Term_20_Tight"><text:a xlink:type="simple" xlink:href="https://csci-1301.github.io/book.html#vocabulary-1" office:name=""><text:span text:style-name="Definition">Counter</text:span></text:a>:</text:p>
      <text:p text:style-name="Definition_20_Definition_20_Tight">a variable used to count the number of times a certain condition is met</text:p>
      <text:p text:style-name="Definition_20_Term_20_Tight"><text:a xlink:type="simple" xlink:href="https://csci-1301.github.io/book.html#while-loop-with-complex-conditions-1" office:name=""><text:span text:style-name="Definition">Complex Condition</text:span></text:a>:</text:p>
      <text:p text:style-name="Definition_20_Definition_20_Tight">a condition consisting of multiple conditions</text:p>
      <text:p text:style-name="Definition_20_Term_20_Tight"><text:a xlink:type="simple" xlink:href="https://csci-1301.github.io/book.html#method-signatures-1" office:name=""><text:span text:style-name="Definition">Method Signature</text:span></text:a>:</text:p>
      <text:p text:style-name="Definition_20_Definition_20_Tight">the way a computer reads a method by its name and the datatype of its parameters</text:p>
      <text:p text:style-name="Definition_20_Term_20_Tight"><text:a xlink:type="simple" xlink:href="https://csci-1301.github.io/book.html#calling-overloaded-methods-1" office:name=""><text:span text:style-name="Definition">Method Overloading</text:span></text:a>:</text:p>
      <text:p text:style-name="Definition_20_Definition_20_Tight">the act of creating multiple methods with the same signature</text:p>
      <text:p text:style-name="Definition_20_Term_20_Tight"><text:a xlink:type="simple" xlink:href="https://csci-1301.github.io/book.html#writing-our-first-class-1" office:name=""><text:span text:style-name="Definition">Return Type</text:span></text:a>:</text:p>
      <text:p text:style-name="Definition_20_Definition_20_Tight">the datatype of any value returned from a called method</text:p>
      <text:p text:style-name="Definition_20_Term_20_Tight"><text:a xlink:type="simple" xlink:href="https://csci-1301.github.io/book.html#introduction-to-uml" office:name=""><text:span text:style-name="Definition">UML Diagram</text:span></text:a>:</text:p>
      <text:p text:style-name="Definition_20_Definition_20_Tight">a written diagram used to display a class and all of its members</text:p>
      <text:p text:style-name="Definition_20_Term_20_Tight"><text:a xlink:type="simple" xlink:href="https://csci-1301.github.io/book.html#loops-and-input-validation" office:name=""><text:span text:style-name="Definition">Input Validation</text:span></text:a>:</text:p>
      <text:p text:style-name="Definition_20_Definition_20_Tight">whenever a program checks if the user gave a usable input and responds accordingly to avoid errors implementation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Glossary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3:33Z</meta:creation-date>
    <dc:date>2024-03-27T23:13:33Z</dc:date>
    <meta:user-defined meta:name="date" meta:value-type="string">March  27, 2024 (07:13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